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1603652E7E3C3C02905.png" manifest:media-type="image/png"/>
  <manifest:file-entry manifest:full-path="Pictures/1000000000000297000002636F6EA9513B54A702.png" manifest:media-type="image/png"/>
  <manifest:file-entry manifest:full-path="Pictures/1000000000000281000000D745032E5B3B0548B5.png" manifest:media-type="image/png"/>
  <manifest:file-entry manifest:full-path="Pictures/1000000000000254000001218DBE2553849E5E9D.png" manifest:media-type="image/png"/>
  <manifest:file-entry manifest:full-path="Pictures/10000000000001C50000015924BA5BD0996243F6.png" manifest:media-type="image/png"/>
  <manifest:file-entry manifest:full-path="Pictures/10000000000002A4000002A28A93C15AB52076C2.png" manifest:media-type="image/png"/>
  <manifest:file-entry manifest:full-path="Pictures/10000000000002DC0000028E6EFD5C38DE9BDDFA.png" manifest:media-type="image/png"/>
  <manifest:file-entry manifest:full-path="Pictures/10000000000002900000023611441DDCA05057B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8335in" svg:height="5.8957in" draw:z-index="0"><draw:image xlink:href="Pictures/10000000000002900000023611441DDCA05057BF.png" xlink:type="simple" xlink:show="embed" xlink:actuate="onLoad"/></draw:frame></text:p>
      <text:p text:style-name="Standard"><draw:frame draw:style-name="fr2" draw:name="Image2" text:anchor-type="paragraph" svg:width="6.9252in" svg:height="6.1866in" draw:z-index="1"><draw:image xlink:href="Pictures/10000000000002DC0000028E6EFD5C38DE9BDDFA.png" xlink:type="simple" xlink:show="embed" xlink:actuate="onLoad"/></draw:frame><text:soft-page-break/></text:p>
      <text:p text:style-name="Standard"><draw:frame draw:style-name="fr2" draw:name="Image3" text:anchor-type="paragraph" svg:width="6.9252in" svg:height="6.9043in" draw:z-index="2"><draw:image xlink:href="Pictures/10000000000002A4000002A28A93C15AB52076C2.png" xlink:type="simple" xlink:show="embed" xlink:actuate="onLoad"/></draw:frame></text:p>
      <text:p text:style-name="Standard"><draw:frame draw:style-name="fr1" draw:name="Image4" text:anchor-type="paragraph" svg:width="4.7189in" svg:height="3.5937in" draw:z-index="3"><draw:image xlink:href="Pictures/10000000000001C50000015924BA5BD0996243F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6.2083in" svg:height="3.0102in" draw:z-index="4"><draw:image xlink:href="Pictures/1000000000000254000001218DBE2553849E5E9D.png" xlink:type="simple" xlink:show="embed" xlink:actuate="onLoad"/></draw:frame></text:p>
      <text:p text:style-name="Standard"><draw:frame draw:style-name="fr3" draw:name="Image6" text:anchor-type="paragraph" svg:width="6.9063in" svg:height="6.3646in" draw:z-index="5"><draw:image xlink:href="Pictures/1000000000000297000002636F6EA9513B54A702.png" xlink:type="simple" xlink:show="embed" xlink:actuate="onLoad"/></draw:frame><text:soft-page-break/></text:p>
      <text:p text:style-name="Standard"><draw:frame draw:style-name="fr3" draw:name="Image7" text:anchor-type="paragraph" svg:width="6.6252in" svg:height="3.6665in" draw:z-index="6"><draw:image xlink:href="Pictures/100000000000027C000001603652E7E3C3C02905.png" xlink:type="simple" xlink:show="embed" xlink:actuate="onLoad"/></draw:frame><text:soft-page-break/></text:p>
      <text:p text:style-name="Standard"><draw:frame draw:style-name="fr1" draw:name="Image8" text:anchor-type="paragraph" svg:width="6.6772in" svg:height="2.2398in" draw:z-index="7"><draw:image xlink:href="Pictures/1000000000000281000000D745032E5B3B0548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mas Mute</meta:initial-creator>
    <meta:creation-date>2016-04-24T15:04:36.286145057</meta:creation-date>
    <dc:date>2016-04-24T17:56:11.359537816</dc:date>
    <dc:creator>Christmas Mute</dc:creator>
    <meta:editing-duration>PT1H35M53S</meta:editing-duration>
    <meta:editing-cycles>1</meta:editing-cycles>
    <meta:document-statistic meta:table-count="0" meta:image-count="8" meta:object-count="0" meta:page-count="5" meta:paragraph-count="0" meta:word-count="0" meta:character-count="0" meta:non-whitespace-character-count="0"/>
    <meta:generator>LibreOffice/5.0.3.2$Linux_X86_64 LibreOffice_project/00m0$Build-2</meta:generator>
  </office:meta>
</office:document-meta>
</file>